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6pt" style:font-size-asian="16pt" style:font-size-complex="16pt"/>
    </style:style>
    <style:style style:name="P2" style:family="paragraph" style:parent-style-name="Padrão_7e_LT_7e_Gliederung_20_1">
      <style:paragraph-properties fo:margin-top="0in" fo:margin-bottom="0.1965in" style:contextual-spacing="false"/>
      <style:text-properties style:font-name="Times New Roman1" fo:font-size="16pt" style:font-size-asian="16pt" style:font-size-complex="16pt"/>
    </style:style>
    <style:style style:name="P3" style:family="paragraph" style:parent-style-name="Padrão_7e_LT_7e_Gliederung_20_1">
      <style:paragraph-properties fo:margin-top="0in" fo:margin-bottom="0.1965in" style:contextual-spacing="false" fo:text-align="start" style:justify-single-word="false"/>
      <style:text-properties style:font-name="Times New Roman1" fo:font-size="16pt" style:font-size-asian="16pt" style:font-size-complex="16pt"/>
    </style:style>
    <style:style style:name="P4" style:family="paragraph" style:parent-style-name="Padrão_7e_LT_7e_Gliederung_20_1">
      <style:paragraph-properties fo:margin-top="0in" fo:margin-bottom="0.1965in" style:contextual-spacing="false" fo:text-align="start" style:justify-single-word="false"/>
      <style:text-properties style:font-name="Times New Roman1" fo:font-size="16pt" officeooo:paragraph-rsid="001ea992" style:font-size-asian="16pt" style:font-size-complex="16pt"/>
    </style:style>
    <style:style style:name="P5" style:family="paragraph" style:parent-style-name="Padrão_7e_LT_7e_Gliederung_20_1">
      <style:paragraph-properties fo:margin-top="0in" fo:margin-bottom="0.1965in" style:contextual-spacing="false" fo:text-align="start" style:justify-single-word="false"/>
      <style:text-properties style:font-name="Times New Roman1" fo:font-size="16pt" officeooo:rsid="001ea992" officeooo:paragraph-rsid="001ea992" style:font-size-asian="16pt" style:font-size-complex="16pt"/>
    </style:style>
    <style:style style:name="P6" style:family="paragraph" style:parent-style-name="Padrão_7e_LT_7e_Untertitel">
      <style:paragraph-properties fo:text-align="start" style:justify-single-word="false"/>
      <style:text-properties fo:color="#000000" style:font-name="Times New Roman1" fo:font-size="16pt" style:font-size-asian="16pt" style:font-size-complex="16pt"/>
    </style:style>
    <style:style style:name="P7" style:family="paragraph" style:parent-style-name="Padrão_7e_LT_7e_Untertitel">
      <style:paragraph-properties fo:text-align="start" style:justify-single-word="false"/>
      <style:text-properties style:font-name="Times New Roman1"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fo:text-shadow="1pt 1pt"/>
    </style:style>
    <style:style style:name="T3" style:family="text">
      <style:text-properties fo:color="#000000" officeooo:rsid="001ea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Complexidade de Algoritmos  Floyd</text:span></text:p>
      <text:p text:style-name="P7"><text:span text:style-name="T1"><text:tab/></text:span><text:span text:style-name="T2">Primeiro Loop:</text:span></text:p>
      <text:p text:style-name="P7"><text:span text:style-name="T1"><text:tab/><text:tab/></text:span><text:span text:style-name="T2">para i = 1 até n faça</text:span></text:p>
      <text:p text:style-name="P7"><text:span text:style-name="T1"><text:tab/><text:tab/><text:tab/></text:span><text:span text:style-name="T2">para j = 1 até n faça</text:span></text:p>
      <text:p text:style-name="P7"><text:span text:style-name="T1"><text:tab/><text:tab/><text:tab/><text:tab/></text:span><text:span text:style-name="T2">A[i,j] &lt;- D[i,j];</text:span></text:p>
      <text:p text:style-name="P7"><text:span text:style-name="T1"><text:tab/><text:tab/><text:tab/><text:tab/></text:span><text:span text:style-name="T2">R[i,j] &lt;- 0</text:span></text:p>
      <text:p text:style-name="P7"><text:span text:style-name="T1"><text:tab/><text:tab/><text:tab/></text:span><text:span text:style-name="T2">fim para</text:span></text:p>
      <text:p text:style-name="P7"><text:span text:style-name="T1"><text:tab/><text:tab/></text:span><text:span text:style-name="T2">fim para</text:span></text:p>
      <text:p text:style-name="P7"><text:span text:style-name="T1">O conteúdo do loop interno é 2, pois temos duas atribuições. Este valor terá que ser multiplicado por n, porque está dentro de um loop que será executado n vezes. Além disso, temos 1 unidade de tempo para a inicialização do 1, n+1 para o número de comparações e n para o incremento. Logo, seu comportamento temporal é de: 2n + n + n + 1 + 1. Portanto, 4n + 2.</text:span></text:p>
      <text:p text:style-name="P7"><text:span text:style-name="T1">No loop mais externo possuimos a mesma situação, custo 1 para a inicialização do i, n + 1 para as comparações e n para o incremento. Contudo, possuimos o loop interno, logo teremos que multiplicar 4n+2 por n e somar com o custo do loop externo. Com isso geramos um custo de (4n+2)* n+n+n+1+1, logo 4n²+4n+2. </text:span><text:span text:style-name="T3">O Big-O desse loop é O(n²).</text:span></text:p>
      <text:p text:style-name="P6"/>
      <text:p text:style-name="P3"><text:span text:style-name="T1">Segundo Loop:</text:span></text:p>
      <text:p text:style-name="P3"><text:span text:style-name="T1"><text:s text:c="4"/>para i = 1 até n faça</text:span></text:p>
      <text:p text:style-name="P3"><text:span text:style-name="T1"><text:s text:c="10"/>A[i,i] &lt;- 0;</text:span></text:p>
      <text:p text:style-name="P3"><text:span text:style-name="T1"><text:s text:c="4"/>fim para</text:span></text:p>
      <text:p text:style-name="P2"><text:span text:style-name="T1">Neste loop temos um custo de 1 pela atribuição dentro dele vezes n, pois é o número de vezes que o loop irá executar, mais 1 pela inicialização do i, n+1 pelo número de comparações e n pelo incremento. Resultando em 1*n+n+n+1+1 ou 3n+2. </text:span><text:span text:style-name="T3">O Big-O desse loop é O(n).</text:span></text:p>
      <text:p text:style-name="P3"/>
      <text:p text:style-name="P3"/>
      <text:p text:style-name="P3"/>
      <text:p text:style-name="P3"/>
      <text:p text:style-name="P4"><text:soft-page-break/><text:span text:style-name="T1">Terceiro Loop:</text:span></text:p>
      <text:p text:style-name="P4"><text:span text:style-name="T1"><text:tab/>para k = 1 até n faça</text:span></text:p>
      <text:p text:style-name="P4"><text:span text:style-name="T1"><text:tab/><text:tab/>para i = 1 até n faça</text:span></text:p>
      <text:p text:style-name="P3"><text:span text:style-name="T1"><text:tab/><text:tab/><text:tab/>para j = 1 até n faça</text:span></text:p>
      <text:p text:style-name="P3"><text:span text:style-name="T1"><text:tab/><text:tab/><text:tab/><text:tab/>se A[i,k] + A[k,j] &lt; A[i,j] então</text:span></text:p>
      <text:p text:style-name="P3"><text:span text:style-name="T1"><text:tab/><text:tab/><text:tab/><text:tab/><text:tab/>A[i,j] &lt;- A[i,k] + A[k,j];</text:span></text:p>
      <text:p text:style-name="P3"><text:span text:style-name="T1"><text:tab/><text:tab/><text:tab/><text:tab/><text:tab/>R[i,j] &lt;- k;</text:span></text:p>
      <text:p text:style-name="P3"><text:span text:style-name="T1"><text:tab/><text:tab/><text:tab/>fim para</text:span></text:p>
      <text:p text:style-name="P3"><text:span text:style-name="T3"><text:tab/><text:tab/>f</text:span><text:span text:style-name="T1">im para</text:span></text:p>
      <text:p text:style-name="P3"><text:span text:style-name="T3"><text:tab/>f</text:span><text:span text:style-name="T1">im para</text:span></text:p>
      <text:p text:style-name="P5"><text:span text:style-name="T1">No if temos, no pior caso, custo 3 pelas operações dentro dele e 2 pela operação de soma e comparação no if. Portanto, custo 5.</text:span></text:p>
      <text:p text:style-name="P5"><text:span text:style-name="T1">No Loop possuímos custo 1 pela inicialização do i, n+1 pelo número de comparações e n pelo número de atribuições. Porém, por causa do loop temos que multiplicar o custo do if por n, pois ele será executado n vezes.</text:span></text:p>
      <text:p text:style-name="P5"><text:span text:style-name="T1">Logo, resultando em 5*n+n+n+1+1 ou 7n+2.</text:span></text:p>
      <text:p text:style-name="P5"><text:span text:style-name="T1">No loop do “meio” temos a mesma situação, custo 1 pela inicialização do i, n+1 pelas comparações e n pelo número de incrementos. Pelo mesmo motivo do loop interno será preciso multiplicar o custo dele por n. Resultando em: (7n+2)*n+n+n+1+1 ou 7n²+4n+2.</text:span></text:p>
      <text:p text:style-name="P5"><text:span text:style-name="T1">No loop mais externo obtemos a mesma situação, só que agora multiplicaremos o custo do loop do “meio” por n. Logo, o custo do loop mais externo será: (7n²+4n+2)*n+n+n+1+1 ou 7n³+4n²+4n+2. Sendo seu Big-O determinado pelo n3, O(n³).</text:span></text:p>
      <text:p text:style-name="P5"/>
      <text:p text:style-name="P5"/>
      <text:p text:style-name="P5"><text:soft-page-break/></text:p>
      <text:p text:style-name="P5"><text:span text:style-name="T1">Conclusão:</text:span></text:p>
      <text:p text:style-name="P5"><text:span text:style-name="T1"><text:tab/>Agora, para obtermos o resultado total do algoritmo teremos que somar todas os custos: (4n²+4n+2) + (3n+2) + (7n³+4n²+4n+2) ou 7n³+8n²+11n+6. O fator que determina a complexidade é o n³ quando um certo n inicial é alcançado. Logo, podemos concluir que a notação Big-O do algoritmo é O(n³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adrão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in" fo:margin-right="0in" fo:margin-top="0in" fo:margin-bottom="0in" style:contextual-spacing="false" fo:text-indent="0.2362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4:15:31.655921182</meta:creation-date>
    <dc:date>2014-10-11T14:33:43.766433728</dc:date>
    <meta:editing-duration>PT1S</meta:editing-duration>
    <meta:editing-cycles>1</meta:editing-cycles>
    <meta:document-statistic meta:table-count="0" meta:image-count="0" meta:object-count="0" meta:page-count="3" meta:paragraph-count="32" meta:word-count="500" meta:character-count="2544" meta:non-whitespace-character-count="2039"/>
    <meta:generator>LibreOffice/4.2.6.3$Linux_X86_64 LibreOffice_project/420m0$Build-3</meta:generator>
  </office:meta>
</office:document-meta>
</file>